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background-color="transparen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/>
    <style:style style:name="T4" style:family="text">
      <style:text-properties fo:background-color="transparent" loext:char-shading-value="0"/>
    </style:style>
    <style:style style:name="T5" style:family="text">
      <style:text-properties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Counting Crows - Anna Begins</text:p>
      <text:p text:style-name="Preformatted_20_Text"/>
      <text:p text:style-name="Preformatted_20_Text">Key: G</text:p>
      <text:p text:style-name="Preformatted_20_Text">Capo: 5th fret</text:p>
      <text:p text:style-name="Preformatted_20_Text">Preferred Key: F</text:p>
      <text:p text:style-name="Preformatted_20_Text">Demo: https://www.youtube.com/watch?v=IN4OpxJX1jA</text:p>
      <text:p text:style-name="Preformatted_20_Text"/>
      <text:p text:style-name="Preformatted_20_Text">[Intro]</text:p>
      <text:p text:style-name="Preformatted_20_Text">&lt;Em&gt;--- <text:s text:c="11"/>....</text:p>
      <text:p text:style-name="Preformatted_20_Text">&lt;Em&gt;--- <text:s text:c="11"/>....</text:p>
      <text:p text:style-name="Preformatted_20_Text">&lt;Em&gt;--- <text:s text:c="11"/>....</text:p>
      <text:p text:style-name="Preformatted_20_Text">&lt;Em&gt;--- <text:s text:c="11"/>....</text:p>
      <text:p text:style-name="Preformatted_20_Text"/>
      <text:p text:style-name="Preformatted_20_Text">[Verse]</text:p>
      <text:p text:style-name="Preformatted_20_Text">&lt;Em&gt;--- <text:s text:c="11"/>My friend assures me,</text:p>
      <text:p text:style-name="Preformatted_20_Text">&lt;Em&gt;--- <text:s text:c="11"/>"It's all or nothing"</text:p>
      <text:p text:style-name="Preformatted_20_Text">&lt;D&gt;--- <text:s text:c="12"/>I am not worried,</text:p>
      <text:p text:style-name="Preformatted_20_Text">&lt;D&gt;--- <text:s text:c="12"/>I am not overly concerned</text:p>
      <text:p text:style-name="Preformatted_20_Text"/>
      <text:p text:style-name="Preformatted_20_Text">&lt;Em&gt;--- <text:s text:c="11"/>My friend implores me,</text:p>
      <text:p text:style-name="Preformatted_20_Text">&lt;Em&gt;--- <text:s text:c="11"/>"For one time only</text:p>
      <text:p text:style-name="Preformatted_20_Text">&lt;D&gt;--- <text:s text:c="12"/>Make an exception"</text:p>
      <text:p text:style-name="Preformatted_20_Text">&lt;D&gt;--- <text:s text:c="12"/>I am not worried</text:p>
      <text:p text:style-name="Preformatted_20_Text"/>
      <text:p text:style-name="Preformatted_20_Text">&lt;Em&gt;--- <text:s text:c="11"/>Wrap her up in a package of lies,</text:p>
      <text:p text:style-name="P1">&lt;Em&gt;--- <text:s text:c="11"/>send her off to a coconut island</text:p>
      <text:p text:style-name="Preformatted_20_Text">&lt;D&gt;--- <text:s text:c="12"/>I am not worried,</text:p>
      <text:p text:style-name="Preformatted_20_Text">&lt;D&gt;--- <text:s text:c="12"/>I am not overly concerned</text:p>
      <text:p text:style-name="Preformatted_20_Text"/>
      <text:p text:style-name="Preformatted_20_Text">&lt;Em&gt;--- <text:s text:c="11"/>With the status of my emotions.</text:p>
      <text:p text:style-name="Preformatted_20_Text">&lt;Em&gt;--- <text:s text:c="11"/>Oh, she says, "You're changing"</text:p>
      <text:p text:style-name="Preformatted_20_Text">&lt;D&gt;--- <text:s text:c="12"/>But we're always changing.</text:p>
      <text:p text:style-name="Preformatted_20_Text">&lt;D&gt;--- <text:s text:c="12"/>It does not bother me to say</text:p>
      <text:p text:style-name="Preformatted_20_Text"/>
      <text:p text:style-name="Preformatted_20_Text">[Pre-Chorus]</text:p>
      <text:p text:style-name="Preformatted_20_Text">&lt;Bm&gt;--- <text:s text:c="11"/>This isn't love</text:p>
      <text:p text:style-name="P1">&lt;G&gt;- &lt;A&gt;- <text:s text:c="9"/>'Cause if you don't wanna to talk about it</text:p>
      <text:p text:style-name="Preformatted_20_Text"/>
      <text:p text:style-name="Preformatted_20_Text">&lt;Bm&gt;--- <text:s text:c="11"/>Then it isn't love</text:p>
      <text:p text:style-name="Preformatted_20_Text">&lt;G&gt;- &lt;A&gt;- <text:s text:c="9"/>And I guess, I'm gonna have to live without</text:p>
      <text:p text:style-name="Preformatted_20_Text"/>
      <text:p text:style-name="Preformatted_20_Text">&lt;Bm&gt;--- <text:s text:c="11"/>But I'm sure there's somethin' in a shade of gray</text:p>
      <text:p text:style-name="Preformatted_20_Text">&lt;G&gt;- &lt;A&gt;- <text:s text:c="9"/>Or somethin' in between</text:p>
      <text:p text:style-name="Preformatted_20_Text"/>
      <text:p text:style-name="Preformatted_20_Text">&lt;Bm&gt;--- <text:s text:c="11"/>And I can always change my name</text:p>
      <text:p text:style-name="Preformatted_20_Text">&lt;G&gt;- &lt;A&gt;- <text:s text:c="9"/>If that's what you mean</text:p>
      <text:p text:style-name="Preformatted_20_Text"/>
      <text:p text:style-name="Preformatted_20_Text">[Verse 2]</text:p>
      <text:p text:style-name="Preformatted_20_Text">&lt;Em&gt;--- <text:s text:c="11"/>My friend assures me,</text:p>
      <text:p text:style-name="Preformatted_20_Text">&lt;Em&gt;--- <text:s text:c="11"/>"It's all or nothing"</text:p>
      <text:p text:style-name="Preformatted_20_Text">&lt;D&gt;--- <text:s text:c="12"/>But I am not really worried</text:p>
      <text:p text:style-name="Preformatted_20_Text">&lt;D&gt;--- <text:s text:c="12"/>I am not overly concerned</text:p>
      <text:p text:style-name="Preformatted_20_Text"/>
      <text:p text:style-name="Preformatted_20_Text">&lt;Em&gt;--- <text:s text:c="11"/>You try to tell yourself the things,</text:p>
      <text:p text:style-name="Preformatted_20_Text">&lt;Em&gt;--- <text:s text:c="11"/>you try tell yourself to make yourself forget,</text:p>
      <text:p text:style-name="Preformatted_20_Text">&lt;D&gt;--- <text:s text:c="12"/>To make yourself forget</text:p>
      <text:p text:style-name="Preformatted_20_Text">&lt;D&gt;--- <text:s text:c="12"/>I am not worried</text:p>
      <text:p text:style-name="Preformatted_20_Text"/>
      <text:p text:style-name="Preformatted_20_Text">[Pre-Chorus 2]</text:p>
      <text:p text:style-name="P1">&lt;Bm&gt;--- <text:s text:c="11"/>"If it's love", she said</text:p>
      <text:p text:style-name="Preformatted_20_Text">&lt;G&gt;- &lt;A&gt;- <text:s text:c="9"/>Then we've gonna have to think about the consequences</text:p>
      <text:p text:style-name="Preformatted_20_Text"/>
      <text:p text:style-name="Preformatted_20_Text">&lt;Bm&gt;--- <text:s text:c="11"/>'Cause she can't stop shakin'</text:p>
      <text:p text:style-name="Preformatted_20_Text">&lt;G&gt;- &lt;A&gt;- <text:s text:c="9"/>And I can't stop touchin' her</text:p>
      <text:p text:style-name="Preformatted_20_Text"><text:soft-page-break/></text:p>
      <text:p text:style-name="Preformatted_20_Text">[Chorus]</text:p>
      <text:p text:style-name="Preformatted_20_Text">&lt;D&gt;- &lt;G&gt;- &lt;Bm&gt;- <text:s text:c="3"/>And this time when kindness falls like rain,</text:p>
      <text:p text:style-name="P1">&lt;A&gt;- <text:s text:c="14"/>it washes her away</text:p>
      <text:p text:style-name="Preformatted_20_Text"/>
      <text:p text:style-name="Preformatted_20_Text">&lt;D&gt;- &lt;G&gt;- &lt;Bm&gt;- <text:s text:c="3"/>And Anna begins</text:p>
      <text:p text:style-name="Preformatted_20_Text">&lt;A&gt;- <text:s text:c="14"/>to change her mind</text:p>
      <text:p text:style-name="Preformatted_20_Text"/>
      <text:p text:style-name="Preformatted_20_Text">&lt;D&gt;- &lt;G&gt;- &lt;Bm&gt;- <text:s text:c="3"/>"These seconds when I'm shakin'</text:p>
      <text:p text:style-name="Preformatted_20_Text">&lt;A&gt;- <text:s text:c="14"/>Leave me shudderin' for days"</text:p>
      <text:p text:style-name="Preformatted_20_Text"/>
      <text:p text:style-name="Preformatted_20_Text">&lt;D&gt;- &lt;G&gt;- <text:s text:c="9"/>She says</text:p>
      <text:p text:style-name="Preformatted_20_Text">&lt;Bm&gt;- &lt;A&gt;- <text:s text:c="8"/>And I'm not ready for this sort of thing</text:p>
      <text:p text:style-name="Preformatted_20_Text"/>
      <text:p text:style-name="Preformatted_20_Text">[Verse]</text:p>
      <text:p text:style-name="Preformatted_20_Text">&lt;Em&gt;--- <text:s text:c="11"/>But I'm not gonna break</text:p>
      <text:p text:style-name="Preformatted_20_Text">&lt;Em&gt;--- <text:s text:c="11"/>And I'm not gonna</text:p>
      <text:p text:style-name="Preformatted_20_Text">&lt;D&gt;--- <text:s text:c="12"/>worry about it</text:p>
      <text:p text:style-name="Preformatted_20_Text">&lt;D&gt;--- <text:s text:c="12"/>anymore</text:p>
      <text:p text:style-name="Preformatted_20_Text"/>
      <text:p text:style-name="Preformatted_20_Text">&lt;Em&gt;--- <text:s text:c="11"/>I'm not gonna bend</text:p>
      <text:p text:style-name="Preformatted_20_Text">&lt;Em&gt;--- <text:s text:c="11"/>and I'm not gonna break</text:p>
      <text:p text:style-name="Preformatted_20_Text">&lt;D&gt;--- <text:s text:c="12"/>Gonna worry about it</text:p>
      <text:p text:style-name="Preformatted_20_Text">&lt;D&gt;--- <text:s text:c="12"/>anymore, No, no, no, no, no</text:p>
      <text:p text:style-name="Preformatted_20_Text"/>
      <text:p text:style-name="Preformatted_20_Text">&lt;Em&gt;--- <text:s text:c="11"/>It seems like I should say</text:p>
      <text:p text:style-name="Preformatted_20_Text">&lt;Em&gt;--- <text:s text:c="11"/>"As long as this is love"</text:p>
      <text:p text:style-name="Preformatted_20_Text">&lt;D&gt;--- <text:s text:c="12"/>But it's not all that easy</text:p>
      <text:p text:style-name="Preformatted_20_Text">&lt;D&gt;--- <text:s text:c="12"/>so maybe I should</text:p>
      <text:p text:style-name="Preformatted_20_Text"/>
      <text:p text:style-name="P1">&lt;Em&gt;--- <text:s text:c="11"/>Snap her up in a butterfly net</text:p>
      <text:p text:style-name="P1">&lt;Em&gt;--- <text:s text:c="11"/>And pin her down on a photograph album</text:p>
      <text:p text:style-name="P1">&lt;D&gt;--- <text:s text:c="12"/>I am not worried</text:p>
      <text:p text:style-name="P1">&lt;D&gt;--- <text:s text:c="12"/>'Cause you've done this sort of thing before</text:p>
      <text:p text:style-name="P1"/>
      <text:p text:style-name="Preformatted_20_Text">[Pre-Chorus 3]</text:p>
      <text:p text:style-name="Preformatted_20_Text">&lt;Bm&gt;--- <text:s text:c="11"/>....</text:p>
      <text:p text:style-name="Preformatted_20_Text">&lt;G&gt;- &lt;A&gt;- <text:s text:c="9"/>But then I start to think about the consequences</text:p>
      <text:p text:style-name="Preformatted_20_Text"/>
      <text:p text:style-name="Preformatted_20_Text">&lt;Bm&gt;--- <text:s text:c="11"/>'Cause I don't get no sleep</text:p>
      <text:p text:style-name="Preformatted_20_Text">&lt;G&gt;- &lt;A&gt;- <text:s text:c="9"/>in a quiet room</text:p>
      <text:p text:style-name="Preformatted_20_Text"/>
      <text:p text:style-name="Preformatted_20_Text">[Chorus]</text:p>
      <text:p text:style-name="Preformatted_20_Text">&lt;D&gt;- &lt;G&gt;- &lt;Bm&gt;- <text:s text:c="3"/>And this time when kindness falls like rain,</text:p>
      <text:p text:style-name="Preformatted_20_Text">&lt;A&gt;- <text:s text:c="14"/>it washes me away</text:p>
      <text:p text:style-name="Preformatted_20_Text"/>
      <text:p text:style-name="Preformatted_20_Text">&lt;D&gt;- &lt;G&gt;- &lt;Bm&gt;- <text:s text:c="3"/>And Anna begins</text:p>
      <text:p text:style-name="Preformatted_20_Text">&lt;A&gt;- <text:s text:c="14"/>to change my mind</text:p>
      <text:p text:style-name="Preformatted_20_Text"/>
      <text:p text:style-name="Preformatted_20_Text">&lt;D&gt;- &lt;G&gt;- &lt;Bm&gt;- <text:s text:c="3"/>Every time she sneezes</text:p>
      <text:p text:style-name="Preformatted_20_Text">&lt;A&gt;- <text:s text:c="14"/>I believe it's love</text:p>
      <text:p text:style-name="Preformatted_20_Text"/>
      <text:p text:style-name="Preformatted_20_Text">&lt;D&gt;- &lt;G&gt;- <text:s text:c="9"/>And oh, Lord,</text:p>
      <text:p text:style-name="Preformatted_20_Text">&lt;Bm&gt;- &lt;A&gt;- <text:s text:c="8"/>I'm not ready for this sort of thing</text:p>
      <text:p text:style-name="Preformatted_20_Text"/>
      <text:p text:style-name="Preformatted_20_Text">[Chorus]</text:p>
      <text:p text:style-name="Preformatted_20_Text">&lt;D&gt;- &lt;G&gt;- &lt;Bm&gt;- <text:s text:c="3"/>She's talkin' in her sleep</text:p>
      <text:p text:style-name="Preformatted_20_Text">&lt;A&gt;- <text:s text:c="14"/>It's keepin' me awake</text:p>
      <text:p text:style-name="Preformatted_20_Text"/>
      <text:p text:style-name="Preformatted_20_Text">&lt;D&gt;- &lt;G&gt;- &lt;Bm&gt;- <text:s text:c="3"/>And Anna begins</text:p>
      <text:p text:style-name="Preformatted_20_Text">&lt;A&gt;- <text:s text:c="14"/>to toss and turn</text:p>
      <text:p text:style-name="Preformatted_20_Text"/>
      <text:p text:style-name="Preformatted_20_Text">&lt;D&gt;- &lt;G&gt;- &lt;Bm&gt;- <text:s text:c="3"/>And every word is nonsense</text:p>
      <text:p text:style-name="Preformatted_20_Text">&lt;A&gt;- <text:s text:c="14"/>But I understand</text:p>
      <text:p text:style-name="Preformatted_20_Text"><text:soft-page-break/></text:p>
      <text:p text:style-name="Preformatted_20_Text">&lt;D&gt;- &lt;G&gt;- <text:s text:c="9"/>And oh, Lord,</text:p>
      <text:p text:style-name="Preformatted_20_Text">&lt;Bm&gt;- &lt;A&gt;- <text:s text:c="8"/>I'm not ready for this sort of thing</text:p>
      <text:p text:style-name="Preformatted_20_Text"/>
      <text:p text:style-name="Preformatted_20_Text">[Outro]</text:p>
      <text:p text:style-name="Preformatted_20_Text">&lt;D&gt;- &lt;G&gt;- &lt;Bm&gt;- <text:s text:c="3"/>Her kindness bangs a gong</text:p>
      <text:p text:style-name="Preformatted_20_Text">&lt;A&gt;- <text:s text:c="14"/>It's movin' me along</text:p>
      <text:p text:style-name="Preformatted_20_Text"/>
      <text:p text:style-name="Preformatted_20_Text">&lt;D&gt;- &lt;G&gt;- &lt;Bm&gt;- <text:s text:c="3"/>And Anna begins</text:p>
      <text:p text:style-name="Preformatted_20_Text">&lt;A&gt;- <text:s text:c="14"/>to fade away</text:p>
      <text:p text:style-name="Preformatted_20_Text"/>
      <text:p text:style-name="Preformatted_20_Text">&lt;D&gt;- &lt;G&gt;- &lt;Bm&gt;- <text:s text:c="3"/>It's chasin' me away</text:p>
      <text:p text:style-name="Preformatted_20_Text">&lt;A&gt;- <text:s text:c="14"/>She disappears</text:p>
      <text:p text:style-name="Preformatted_20_Text"/>
      <text:p text:style-name="Preformatted_20_Text">&lt;D&gt;- &lt;G&gt;- &lt;Bm&gt;- <text:s text:c="3"/>And oh, Lord,</text:p>
      <text:p text:style-name="Preformatted_20_Text">&lt;Bm&gt;- <text:s text:c="13"/>I'm not ready for this sort of thing</text:p>
      <text:p text:style-name="Preformatted_20_Text"/>
      <text:p text:style-name="Preformatted_20_Text">&lt;D&gt;... <text:s text:c="12"/>.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08T20:54:58.466138136</dc:date>
    <meta:editing-duration>PT14M41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3" meta:paragraph-count="109" meta:word-count="609" meta:character-count="4151" meta:non-whitespace-character-count="2704"/>
  </office:meta>
</office:document-meta>
</file>